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wrap-option="wrap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ajor/men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arell/senar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Calculadora</text:p>
          </table:table-cell>
          <table:covered-table-cell table:number-columns-repeated="4" table:style-name="ce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[.B4]&gt;=10;&quot;Major&quot;;&quot;Menor&quot;)" office:value-type="string" office:string-value="Major" calcext:value-type="string">
            <text:p>Major</text:p>
          </table:table-cell>
          <table:table-cell office:value-type="float" office:value="44" calcext:value-type="float">
            <text:p>44</text:p>
          </table:table-cell>
          <table:table-cell table:formula="of:=IF(MOD([.D4];2)=0;&quot;Parell&quot;;&quot;Senar&quot;)" office:value-type="string" office:string-value="Parell" calcext:value-type="string">
            <text:p>Parel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Binari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]&gt;=10;&quot;Major&quot;;&quot;Menor&quot;)" office:value-type="string" office:string-value="Menor" calcext:value-type="string">
            <text:p>Menor</text:p>
          </table:table-cell>
          <table:table-cell office:value-type="float" office:value="26" calcext:value-type="float">
            <text:p>26</text:p>
          </table:table-cell>
          <table:table-cell table:formula="of:=IF(MOD([.D5];2)=0;&quot;Parell&quot;;&quot;Senar&quot;)" office:value-type="string" office:string-value="Parell" calcext:value-type="string">
            <text:p>Parell</text:p>
          </table:table-cell>
          <table:table-cell office:value-type="float" office:value="1001" calcext:value-type="float">
            <text:p>1001</text:p>
          </table:table-cell>
          <table:table-cell table:formula="of:=[.F5]" office:value-type="float" office:value="1001" calcext:value-type="float">
            <text:p>1001</text:p>
          </table:table-cell>
          <table:table-cell table:formula="of:=BIN2OCT([.F5])" office:value-type="string" office:string-value="11" calcext:value-type="string">
            <text:p>11</text:p>
          </table:table-cell>
          <table:table-cell table:formula="of:=BIN2DEC([.F5])" office:value-type="float" office:value="9" calcext:value-type="float">
            <text:p>9</text:p>
          </table:table-cell>
          <table:table-cell table:formula="of:=BIN2HEX([.F5])" office:value-type="string" office:string-value="9" calcext:value-type="string">
            <text:p>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]&gt;=10;&quot;Major&quot;;&quot;Menor&quot;)" office:value-type="string" office:string-value="Menor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table:formula="of:=IF(MOD([.D6];2)=0;&quot;Parell&quot;;&quot;Senar&quot;)" office:value-type="string" office:string-value="Senar" calcext:value-type="string">
            <text:p>Senar</text:p>
          </table:table-cell>
          <table:table-cell office:value-type="float" office:value="10" calcext:value-type="float">
            <text:p>10</text:p>
          </table:table-cell>
          <table:table-cell table:formula="of:=OCT2BIN([.F6])" office:value-type="string" office:string-value="1000" calcext:value-type="string">
            <text:p>1000</text:p>
          </table:table-cell>
          <table:table-cell table:formula="of:=[.F6]" office:value-type="float" office:value="10" calcext:value-type="float">
            <text:p>10</text:p>
          </table:table-cell>
          <table:table-cell table:formula="of:=OCT2DEC([.F6])" office:value-type="float" office:value="8" calcext:value-type="float">
            <text:p>8</text:p>
          </table:table-cell>
          <table:table-cell table:formula="of:=OCT2HEX([.F6])" office:value-type="string" office:string-value="8" calcext:value-type="string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]&gt;=10;&quot;Major&quot;;&quot;Menor&quot;)" office:value-type="string" office:string-value="Menor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table:formula="of:=IF(MOD([.D7];2)=0;&quot;Parell&quot;;&quot;Senar&quot;)" office:value-type="string" office:string-value="Parell" calcext:value-type="string">
            <text:p>Parell</text:p>
          </table:table-cell>
          <table:table-cell office:value-type="float" office:value="23" calcext:value-type="float">
            <text:p>23</text:p>
          </table:table-cell>
          <table:table-cell table:formula="of:=DEC2BIN([.F7])" office:value-type="string" office:string-value="10111" calcext:value-type="string">
            <text:p>10111</text:p>
          </table:table-cell>
          <table:table-cell table:formula="of:=DEC2BIN([.F7])" office:value-type="string" office:string-value="10111" calcext:value-type="string">
            <text:p>10111</text:p>
          </table:table-cell>
          <table:table-cell table:formula="of:=[.F7]" office:value-type="float" office:value="23" calcext:value-type="float">
            <text:p>23</text:p>
          </table:table-cell>
          <table:table-cell table:formula="of:=DEC2HEX([.F7])" office:value-type="string" office:string-value="17" calcext:value-type="string">
            <text:p>1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[.B8]&gt;=10;&quot;Major&quot;;&quot;Menor&quot;)" office:value-type="string" office:string-value="Major" calcext:value-type="string">
            <text:p>Major</text:p>
          </table:table-cell>
          <table:table-cell office:value-type="float" office:value="97" calcext:value-type="float">
            <text:p>97</text:p>
          </table:table-cell>
          <table:table-cell table:formula="of:=IF(MOD([.D8];2)=0;&quot;Parell&quot;;&quot;Senar&quot;)" office:value-type="string" office:string-value="Senar" calcext:value-type="string">
            <text:p>Senar</text:p>
          </table:table-cell>
          <table:table-cell office:value-type="string" calcext:value-type="string">
            <text:p>AC</text:p>
          </table:table-cell>
          <table:table-cell table:formula="of:=HEX2BIN([.F8])" office:value-type="string" office:string-value="10101100" calcext:value-type="string">
            <text:p>10101100</text:p>
          </table:table-cell>
          <table:table-cell table:formula="of:=HEX2OCT([.F8])" office:value-type="string" office:string-value="254" calcext:value-type="string">
            <text:p>254</text:p>
          </table:table-cell>
          <table:table-cell table:formula="of:=HEX2DEC([.F8])" office:value-type="float" office:value="172" calcext:value-type="float">
            <text:p>172</text:p>
          </table:table-cell>
          <table:table-cell table:formula="of:=[.F8]" office:value-type="string" office:string-value="AC" calcext:value-type="string">
            <text:p>A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42:01.110173873</meta:creation-date>
    <dc:date>2024-01-22T12:39:52.456567285</dc:date>
    <meta:editing-duration>PT11M1S</meta:editing-duration>
    <meta:editing-cycles>2</meta:editing-cycles>
    <meta:generator>LibreOffice/7.3.7.2$Linux_X86_64 LibreOffice_project/30$Build-2</meta:generator>
    <meta:document-statistic meta:table-count="1" meta:cell-count="48" meta:object-count="0"/>
  </office:meta>
</office:document-meta>
</file>